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15.999cm" svg:height="8.999cm" svg:x="0.298cm" svg:y="4.243cm">
            <draw:object draw:notify-on-update-of-ranges="Лист1.A1:Лист1.A1 Лист1.A2:Лист1.A7 Лист1.B1:Лист1.B1 Лист1.B2:Лист1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594cm" svg:y="4.483cm">
            <draw:object draw:notify-on-update-of-ranges="Лист1.A1:Лист1.A1 Лист1.A2:Лист1.A7 Лист1.E1:Лист1.E1 Лист1.E2:Лист1.E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<text:s/>Steps</text:p>
          </table:table-cell>
          <table:table-cell table:style-name="Default" office:value-type="string" calcext:value-type="string">
            <text:p><text:s/>Decreasing</text:p>
          </table:table-cell>
          <table:table-cell table:style-name="Default" office:value-type="string" calcext:value-type="string">
            <text:p><text:s/>Stretching</text:p>
          </table:table-cell>
          <table:table-cell table:style-name="Default" office:value-type="string" calcext:value-type="string">
            <text:p><text:s/>L1</text:p>
          </table:table-cell>
          <table:table-cell table:style-name="Default" office:value-type="string" calcext:value-type="string">
            <text:p><text:s/>L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86016" calcext:value-type="float">
            <text:p>3,39E-001</text:p>
          </table:table-cell>
          <table:table-cell office:value-type="float" office:value="-0.04" calcext:value-type="float">
            <text:p>-4,00E-002</text:p>
          </table:table-cell>
          <table:table-cell office:value-type="float" office:value="0.0002538621" calcext:value-type="float">
            <text:p>2,54E-004</text:p>
          </table:table-cell>
          <table:table-cell office:value-type="float" office:value="0.01239571" calcext:value-type="float">
            <text:p>1,24E-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477039" calcext:value-type="float">
            <text:p>1,48E-001</text:p>
          </table:table-cell>
          <table:table-cell office:value-type="float" office:value="-0.01" calcext:value-type="float">
            <text:p>-1,00E-002</text:p>
          </table:table-cell>
          <table:table-cell office:value-type="float" office:value="-0.00001910892" calcext:value-type="float">
            <text:p>-1,91E-005</text:p>
          </table:table-cell>
          <table:table-cell office:value-type="float" office:value="0.005106232" calcext:value-type="float">
            <text:p>5,11E-0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493473" calcext:value-type="float">
            <text:p>4,49E-002</text:p>
          </table:table-cell>
          <table:table-cell office:value-type="float" office:value="-1.387779E-017" calcext:value-type="float">
            <text:p>-1,39E-017</text:p>
          </table:table-cell>
          <table:table-cell office:value-type="float" office:value="0.000001256622" calcext:value-type="float">
            <text:p>1,26E-006</text:p>
          </table:table-cell>
          <table:table-cell office:value-type="float" office:value="0.001851478" calcext:value-type="float">
            <text:p>1,85E-0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4493473" calcext:value-type="float">
            <text:p>4,49E-002</text:p>
          </table:table-cell>
          <table:table-cell office:value-type="float" office:value="-1.387779E-017" calcext:value-type="float">
            <text:p>-1,39E-017</text:p>
          </table:table-cell>
          <table:table-cell office:value-type="float" office:value="0.000001256622" calcext:value-type="float">
            <text:p>1,26E-006</text:p>
          </table:table-cell>
          <table:table-cell office:value-type="float" office:value="0.001851478" calcext:value-type="float">
            <text:p>1,85E-00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345262" calcext:value-type="float">
            <text:p>1,35E-002</text:p>
          </table:table-cell>
          <table:table-cell office:value-type="float" office:value="-0.0025" calcext:value-type="float">
            <text:p>-2,50E-003</text:p>
          </table:table-cell>
          <table:table-cell office:value-type="float" office:value="0.0000002953256" calcext:value-type="float">
            <text:p>2,95E-007</text:p>
          </table:table-cell>
          <table:table-cell office:value-type="float" office:value="0.0007310654" calcext:value-type="float">
            <text:p>7,31E-0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552808" calcext:value-type="float">
            <text:p>5,53E-003</text:p>
          </table:table-cell>
          <table:table-cell office:value-type="float" office:value="-1.387779E-017" calcext:value-type="float">
            <text:p>-1,39E-017</text:p>
          </table:table-cell>
          <table:table-cell office:value-type="float" office:value="0.0000006296977" calcext:value-type="float">
            <text:p>6,30E-007</text:p>
          </table:table-cell>
          <table:table-cell office:value-type="float" office:value="0.0003185237" calcext:value-type="float">
            <text:p>3,19E-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11-13T11:55:37.973879374</dc:date>
    <meta:editing-duration>PT2M14S</meta:editing-duration>
    <meta:editing-cycles>4</meta:editing-cycles>
    <meta:document-statistic meta:table-count="1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45cm" svg:y="3.952cm" style:legend-expansion="high" chart:style-name="ch2"/>
        <chart:plot-area chart:style-name="ch3" table:cell-range-address="Лист1.A1:Лист1.B7" chart:data-source-has-labels="row" svg:x="0.32cm" svg:y="0.18cm" svg:width="10.206cm" svg:height="8.64cm">
          <chartooo:coordinate-region svg:x="2.238cm" svg:y="0.38cm" svg:width="8.00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7" chart:label-cell-address="Лист1.B1:Лист1.B1" chart:class="chart:scatter">
            <chart:domain table:cell-range-address="Лист1.A2:Лист1.A7"/>
            <chart:regression-curve chart:style-name="ch8">
              <chart:equation chart:display-equation="true" chart:display-r-square="tru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Decreasing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Лист1.A2:Лист1.A7</svg:desc>
                </draw:g>
              </table:table-cell>
              <table:table-cell office:value-type="float" office:value="0.3386016">
                <text:p>0.3386016</text:p>
                <draw:g>
                  <svg:desc>Лист1.B2:Лист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477039">
                <text:p>0.14770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4493473">
                <text:p>0.0449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4493473">
                <text:p>0.04493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1345262">
                <text:p>0.01345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00552808">
                <text:p>0.00552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4cm" svg:y="3.703cm" style:legend-expansion="high" chart:style-name="ch2"/>
        <chart:plot-area chart:style-name="ch3" table:cell-range-address="Лист1.A1:Лист1.A7 Лист1.E1:Лист1.E7" chart:data-source-has-labels="row" svg:x="0.32cm" svg:y="0.18cm" svg:width="11.555cm" svg:height="8.64cm">
          <chartooo:coordinate-region svg:x="2.238cm" svg:y="0.38cm" svg:width="9.35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2:Лист1.E7" chart:label-cell-address="Лист1.E1:Лист1.E1" chart:class="chart:scatter">
            <chart:domain table:cell-range-address="Лист1.A2:Лист1.A7"/>
            <chart:regression-curve chart:style-name="ch8"/>
            <chart:regression-curve chart:style-name="ch8">
              <chart:equation chart:display-equation="true" chart:display-r-square="tru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 L2</text:p>
                <draw:g>
                  <svg:desc>Лист1.E1:Лист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Лист1.A2:Лист1.A7</svg:desc>
                </draw:g>
              </table:table-cell>
              <table:table-cell office:value-type="float" office:value="0.01239571">
                <text:p>0.01239571</text:p>
                <draw:g>
                  <svg:desc>Лист1.E2:Лист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5106232">
                <text:p>0.0051062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01851478">
                <text:p>0.001851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1851478">
                <text:p>0.001851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07310654">
                <text:p>0.0007310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0003185237">
                <text:p>0.00031852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